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de Layout</text:p>
      <text:p text:style-name="P1"/>
      <text:list xml:id="list15321904641" text:style-name="L1">
        <text:list-item>
          <text:p text:style-name="P4">Corrige el fichero ejercicio1.html, para que la cabecera esté a una altura diferente del menú y del contenido de la página. No se debe tocar la anchura de la cabecera.</text:p>
          <text:p text:style-name="P4"/>
        </text:list-item>
        <text:list-item>
          <text:p text:style-name="P4">Corrige el fichero ejercicio2.html para que el menú y el contenido estén en la misma altura.</text:p>
          <text:p text:style-name="P4"/>
        </text:list-item>
        <text:list-item>
          <text:p text:style-name="P4">Corrige el fichero ejercicio3.html para que lo que no quepa del menú dentro del contenedor, no se muestre.</text:p>
          <text:p text:style-name="P4"/>
        </text:list-item>
        <text:list-item>
          <text:p text:style-name="P4">Modifica el fichero ejercicio4.html para que el pie de página esté en la parte inferior de la pantalla.</text:p>
          <text:p text:style-name="P4"/>
        </text:list-item>
        <text:list-item>
          <text:p text:style-name="P4">Crea una página web con 3 columnas, de modo que todas tengan la misma longitud. Utiliza el ejercicio5.html</text:p>
          <text:p text:style-name="P4"/>
        </text:list-item>
        <text:list-item>
          <text:p text:style-name="P4">Crea un layout para una página web con las siguientes características:</text:p>
          <text:p text:style-name="P4">Área inicial de cabecera con un header de 150px de altura</text:p>
          <text:p text:style-name="P4">Área para menú de 40px de altura</text:p>
          <text:p text:style-name="P4">Menú lateral derecho de 150px de anchura</text:p>
          <text:p text:style-name="P4">Área central de contenido.</text:p>
          <text:p text:style-name="P4">Pie de página de 40px de altura</text:p>
        </text:list-item>
      </text:list>
      <text:p text:style-name="P2"><text:tab/>La anchura de la página debe ser de 960px y centrada.</text:p>
      <text:p text:style-name="P2"/>
      <text:list xml:id="list1063271755" text:continue-numbering="true" text:style-name="L1">
        <text:list-item>
          <text:p text:style-name="P4">Crea un layout para una página web con las siguientes características:</text:p>
          <text:p text:style-name="P4">Área inicial de cabecera con un header de 150px de altura</text:p>
          <text:p text:style-name="P4">Menú lateral izquierdo <text:s/>de 200 px de anchura</text:p>
          <text:p text:style-name="P4">Área central de contenido variable.</text:p>
          <text:p text:style-name="P4">Pie de página de 40px de altura</text:p>
          <text:p text:style-name="P4">La anchura de la página debe ser variable entre 900px y 1240px y centrada.</text:p>
        </text:list-item>
      </text:list>
      <text:p text:style-name="P2"/>
      <text:p text:style-name="P2"/>
      <text:list xml:id="list1539124759" text:continue-numbering="true" text:style-name="L1">
        <text:list-item>
          <text:p text:style-name="P4">Crea un layout para una página web con las siguientes características:</text:p>
          <text:p text:style-name="P4">Área inicial de cabecera con un header de 200px de altura</text:p>
          <text:p text:style-name="P4">Menú lateral izquierdo y derecho de 150 px de anchura</text:p>
          <text:p text:style-name="P4">Área central de contenido.</text:p>
          <text:p text:style-name="P4">Pie de página de 40px de altura</text:p>
        </text:list-item>
      </text:list>
      <text:p text:style-name="P2"><text:tab/>La anchura de la página debe ser variable entre 900px y 1240px y centr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da </meta:initial-creator>
    <meta:creation-date>2012-10-25T19:56:16</meta:creation-date>
    <dc:date>2012-11-22T00:24:20</dc:date>
    <dc:creator>juanda </dc:creator>
    <meta:editing-duration>PT26M8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25" meta:word-count="282" meta:character-count="759" meta:non-whitespace-character-count="1291"/>
  </office:meta>
</office:document-meta>
</file>